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.</text:p>
      <text:p text:style-name="Standard"/>
      <text:p text:style-name="P1">D fasdf asdf adsf ads f</text:p>
      <text:p text:style-name="P1"/>
      <text:p text:style-name="P1"/>
      <text:p text:style-name="P1">a sdfg</text:p>
      <text:p text:style-name="P1">sf</text:p>
      <text:p text:style-name="P1">d as</text:p>
      <text:p text:style-name="P1">df as</text:p>
      <text:p text:style-name="P1">df</text:p>
      <text:p text:style-name="P1"/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Ysd faf asdf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Wunderlin</meta:initial-creator>
    <meta:creation-date>2014-07-04T18:39:28</meta:creation-date>
    <dc:date>2014-07-05T00:12:00</dc:date>
    <dc:creator>Simon Wunderlin</dc:creator>
    <meta:editing-duration>P0D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8" meta:word-count="21" meta:character-count="69" meta:non-whitespace-character-count="56"/>
  </office:meta>
</office:document-meta>
</file>